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b67" officeooo:paragraph-rsid="001fe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ils of Implementation</text:p>
      <text:p text:style-name="P1">The way our ScoutBee program worked was by going forward 15 centimeters and then rotating 90 degrees. <text:s/>After this the robot arcs forward </text:p>
      <text:p text:style-name="P1"/>
      <text:p text:style-name="P1">Testing: explain placement of food sources</text:p>
      <text:p text:style-name="P1"/>
      <text:p text:style-name="P1"/>
      <text:p text:style-name="P1">Analysis of the performance of your implementation</text:p>
      <text:p text:style-name="P1"/>
      <text:p text:style-name="P1"/>
      <text:p text:style-name="P1">Biggest learning take aways from assignment and challenges</text:p>
      <text:p text:style-name="P1">-understanding the importance of opening or closing por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5:21:58.781985948</meta:creation-date>
    <dc:date>2015-04-06T15:46:09.496496748</dc:date>
    <meta:editing-duration>PT9M</meta:editing-duration>
    <meta:editing-cycles>1</meta:editing-cycles>
    <meta:document-statistic meta:table-count="0" meta:image-count="0" meta:object-count="0" meta:page-count="1" meta:paragraph-count="6" meta:word-count="55" meta:character-count="369" meta:non-whitespace-character-count="318"/>
    <meta:generator>LibreOffice/4.2.7.2$Linux_X86_64 LibreOffice_project/420m0$Build-2</meta:generator>
  </office:meta>
</office:document-meta>
</file>